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Monospace" fo:font-size="18pt" fo:font-weight="bold" officeooo:rsid="000b626f" officeooo:paragraph-rsid="000b626f" style:font-size-asian="18pt" style:font-weight-asian="bold" style:font-size-complex="18pt" style:font-weight-complex="bold"/>
    </style:style>
    <style:style style:name="P2" style:family="paragraph" style:parent-style-name="Standard">
      <style:text-properties style:font-name="Monospace" fo:font-size="10pt" officeooo:rsid="00056f71" officeooo:paragraph-rsid="00056f71" style:font-size-asian="10pt" style:font-size-complex="10pt"/>
    </style:style>
    <style:style style:name="P3" style:family="paragraph" style:parent-style-name="Preformatted_20_Text">
      <style:text-properties style:font-name="Monospace" fo:font-size="10pt" officeooo:paragraph-rsid="00056f71" style:font-size-asian="10pt" style:font-size-complex="10pt"/>
    </style:style>
    <style:style style:name="P4" style:family="paragraph" style:parent-style-name="Preformatted_20_Text">
      <style:text-properties officeooo:rsid="000b626f" officeooo:paragraph-rsid="000b626f"/>
    </style:style>
    <style:style style:name="P5" style:family="paragraph" style:parent-style-name="Preformatted_20_Text">
      <style:text-properties officeooo:paragraph-rsid="000b626f"/>
    </style:style>
    <style:style style:name="P6" style:family="paragraph" style:parent-style-name="Preformatted_20_Text">
      <style:text-properties officeooo:rsid="000bd9a7" officeooo:paragraph-rsid="000bd9a7"/>
    </style:style>
    <style:style style:name="P7" style:family="paragraph" style:parent-style-name="Preformatted_20_Text">
      <style:paragraph-properties fo:margin-top="0cm" fo:margin-bottom="0.499cm" loext:contextual-spacing="false"/>
      <style:text-properties officeooo:paragraph-rsid="000f3eac"/>
    </style:style>
    <style:style style:name="P8" style:family="paragraph" style:parent-style-name="Preformatted_20_Text">
      <style:paragraph-properties fo:margin-left="1.251cm" fo:margin-right="0cm" fo:text-indent="0cm" style:auto-text-indent="false"/>
    </style:style>
    <style:style style:name="P9" style:family="paragraph" style:parent-style-name="Preformatted_20_Text">
      <style:paragraph-properties fo:margin-left="2.501cm" fo:margin-right="0cm" fo:text-indent="0cm" style:auto-text-indent="false"/>
      <style:text-properties fo:font-weight="bold" style:font-weight-asian="bold" style:font-weight-complex="bold"/>
    </style:style>
    <style:style style:name="P10" style:family="paragraph" style:parent-style-name="Preformatted_20_Text">
      <style:paragraph-properties fo:margin-left="2.501cm" fo:margin-right="0cm" fo:text-indent="0cm" style:auto-text-indent="false"/>
      <style:text-properties fo:font-weight="bold" officeooo:rsid="000b626f" officeooo:paragraph-rsid="000b626f" style:font-weight-asian="bold" style:font-weight-complex="bold"/>
    </style:style>
    <style:style style:name="P11" style:family="paragraph" style:parent-style-name="Preformatted_20_Text">
      <style:paragraph-properties fo:margin-left="5.002cm" fo:margin-right="0cm" fo:text-indent="0cm" style:auto-text-indent="false"/>
    </style:style>
    <style:style style:name="P12" style:family="paragraph" style:parent-style-name="Preformatted_20_Text">
      <style:paragraph-properties fo:margin-left="5.002cm" fo:margin-right="0cm" fo:text-indent="0cm" style:auto-text-indent="false"/>
      <style:text-properties fo:font-weight="bold" style:font-weight-asian="bold" style:font-weight-complex="bold"/>
    </style:style>
    <style:style style:name="P13" style:family="paragraph" style:parent-style-name="Preformatted_20_Text">
      <style:paragraph-properties fo:margin-left="5.002cm" fo:margin-right="0cm" fo:text-indent="0cm" style:auto-text-indent="false"/>
      <style:text-properties fo:font-weight="bold" officeooo:rsid="000b626f" style:font-weight-asian="bold" style:font-weight-complex="bold"/>
    </style:style>
    <style:style style:name="P14" style:family="paragraph" style:parent-style-name="Preformatted_20_Text">
      <style:paragraph-properties fo:margin-left="5.002cm" fo:margin-right="0cm" fo:text-indent="0cm" style:auto-text-indent="false"/>
      <style:text-properties fo:font-weight="bold" officeooo:rsid="000b626f" officeooo:paragraph-rsid="000b626f" style:font-weight-asian="bold" style:font-weight-complex="bold"/>
    </style:style>
    <style:style style:name="P15" style:family="paragraph" style:parent-style-name="Preformatted_20_Text">
      <style:paragraph-properties fo:margin-left="5.002cm" fo:margin-right="0cm" fo:text-indent="0cm" style:auto-text-indent="false"/>
      <style:text-properties fo:font-weight="bold" officeooo:rsid="000b626f" officeooo:paragraph-rsid="000bd9a7" style:font-weight-asian="bold" style:font-weight-complex="bold"/>
    </style:style>
    <style:style style:name="P16" style:family="paragraph" style:parent-style-name="Preformatted_20_Text">
      <style:paragraph-properties fo:margin-left="5.002cm" fo:margin-right="0cm" fo:text-indent="0cm" style:auto-text-indent="false"/>
      <style:text-properties officeooo:paragraph-rsid="000bd9a7"/>
    </style:style>
    <style:style style:name="P17" style:family="paragraph" style:parent-style-name="Preformatted_20_Text">
      <style:paragraph-properties fo:margin-left="0cm" fo:margin-right="0cm" fo:text-indent="0cm" style:auto-text-indent="false"/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b626f" style:font-weight-asian="bold" style:font-weight-complex="bold"/>
    </style:style>
    <style:style style:name="T3" style:family="text">
      <style:text-properties fo:font-weight="bold" officeooo:rsid="000d610d" style:font-weight-asian="bold" style:font-weight-complex="bold"/>
    </style:style>
    <style:style style:name="T4" style:family="text">
      <style:text-properties fo:font-weight="bold" officeooo:rsid="0010d2bd" style:font-weight-asian="bold" style:font-weight-complex="bold"/>
    </style:style>
    <style:style style:name="T5" style:family="text">
      <style:text-properties fo:font-weight="bold" officeooo:rsid="0011838a" style:font-weight-asian="bold" style:font-weight-complex="bold"/>
    </style:style>
    <style:style style:name="T6" style:family="text">
      <style:text-properties officeooo:rsid="000b626f"/>
    </style:style>
    <style:style style:name="T7" style:family="text">
      <style:text-properties officeooo:rsid="000bd9a7"/>
    </style:style>
    <style:style style:name="T8" style:family="text">
      <style:text-properties officeooo:rsid="000d610d"/>
    </style:style>
    <style:style style:name="T9" style:family="text">
      <style:text-properties officeooo:rsid="000f3eac"/>
    </style:style>
    <style:style style:name="T10" style:family="text">
      <style:text-properties officeooo:rsid="0011838a"/>
    </style:style>
    <style:style style:name="T11" style:family="text">
      <style:text-properties officeooo:rsid="001317f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ow you remind me</text:p>
      <text:p text:style-name="P2"><text:span text:style-name="T6">Nickelback</text:span> 2001. <text:span text:style-name="T6">Most played Song (Radio) in USA from 2000 to 2010. </text:span></text:p>
      <text:p text:style-name="P3"/>
      <text:p text:style-name="Preformatted_20_Text"><text:span text:style-name="T6">H</text:span> <text:s text:c="17"/>E<text:tab/><text:tab/><text:tab/><text:tab/><text:tab/><text:tab/><text:span text:style-name="T11">172</text:span></text:p>
      <text:p text:style-name="Preformatted_20_Text">Never made it as a wise man </text:p>
      <text:p text:style-name="Preformatted_20_Text">A <text:s text:c="21"/>D</text:p>
      <text:p text:style-name="Preformatted_20_Text">I couldn't cut it as a poor man stealing </text:p>
      <text:p text:style-name="Preformatted_20_Text"><text:span text:style-name="T6">H</text:span> <text:s text:c="21"/>E</text:p>
      <text:p text:style-name="Preformatted_20_Text">Tired of living like a blind man </text:p>
      <text:p text:style-name="Preformatted_20_Text">A <text:s text:c="26"/>D</text:p>
      <text:p text:style-name="Preformatted_20_Text">I'm sick of sight without a sense of feeling </text:p>
      <text:p text:style-name="P17"><text:span text:style-name="T6">H</text:span> <text:s text:c="7"/><text:span text:style-name="T6">E</text:span> <text:s text:c="7"/>A <text:s text:c="7"/>A <text:s text:c="2"/></text:p>
      <text:p text:style-name="P17">This is how you remind me </text:p>
      <text:p text:style-name="P9"/>
      <text:p text:style-name="P9"><text:span text:style-name="T6">H</text:span> <text:s text:c="7"/>E <text:s text:c="8"/>A <text:s text:c="13"/>D <text:s text:c="7"/><text:span text:style-name="T6">H</text:span></text:p>
      <text:p text:style-name="P9">This is how you remind me of what I really am </text:p>
      <text:p text:style-name="P9"><text:span text:style-name="T6">H </text:span><text:s text:c="7"/>E <text:s text:c="6"/>A <text:s text:c="15"/>D</text:p>
      <text:p text:style-name="P9">This is how you remind me of what I really am </text:p>
      <text:p text:style-name="P8"/>
      <text:p text:style-name="P12"><text:span text:style-name="T7">H</text:span> <text:s text:c="13"/>D</text:p>
      <text:p text:style-name="P12">It's not like you to say sorry </text:p>
      <text:p text:style-name="P12">A <text:s text:c="18"/>E</text:p>
      <text:p text:style-name="P12">I was waiting on a different story </text:p>
      <text:p text:style-name="P12"><text:span text:style-name="T7">H</text:span> <text:s text:c="11"/>D</text:p>
      <text:p text:style-name="P12">This time I'm mistaken </text:p>
      <text:p text:style-name="P12">A <text:s text:c="17"/><text:span text:style-name="T6">E</text:span></text:p>
      <text:p text:style-name="P12">for handing you a heart worth breaking </text:p>
      <text:p text:style-name="P12"><text:span text:style-name="T7">H</text:span> <text:s text:c="18"/>D</text:p>
      <text:p text:style-name="P12">and I've been wrong, i've been down, </text:p>
      <text:p text:style-name="P12">A <text:s text:c="20"/>E</text:p>
      <text:p text:style-name="P12">been to the bottom of every bottle </text:p>
      <text:p text:style-name="P12"><text:span text:style-name="T7">H</text:span> <text:s text:c="10"/>D <text:s text:c="10"/>A</text:p>
      <text:p text:style-name="P12">these five words in my head </text:p>
      <text:p text:style-name="P12"><text:s text:c="16"/>E <text:s text:c="9"/><text:span text:style-name="T6">H</text:span></text:p>
      <text:p text:style-name="P12">scream "are we having fun yet?" </text:p>
      <text:p text:style-name="P12"><text:span text:style-name="T6">H</text:span> <text:s text:c="3"/><text:span text:style-name="T6">E</text:span> <text:s text:c="4"/>A <text:s text:c="4"/>D</text:p>
      <text:p text:style-name="P11"><text:span text:style-name="T1">yeah, yeah, yeah, no, no <text:s/></text:span><text:span text:style-name="T2">2x</text:span></text:p>
      <text:p text:style-name="P13"/>
      <text:p text:style-name="Preformatted_20_Text"/>
      <text:p text:style-name="Preformatted_20_Text">It's not like you didn't <text:s/><text:span text:style-name="T5">(D) </text:span>know that </text:p>
      <text:p text:style-name="Preformatted_20_Text">I said I love you and I swear I still do </text:p>
      <text:p text:style-name="Preformatted_20_Text">And it must have been so bad </text:p>
      <text:p text:style-name="Preformatted_20_Text">Cause living with me must have damn near killed you </text:p>
      <text:p text:style-name="Preformatted_20_Text"/>
      <text:p text:style-name="P10">Prechorus</text:p>
      <text:p text:style-name="P15">Chorus</text:p>
      <text:p text:style-name="P16"><text:span text:style-name="T1">yeah, yeah, yeah, no, no <text:s/></text:span><text:span text:style-name="T4">+</text:span><text:span text:style-name="T2">2x</text:span></text:p>
      <text:p text:style-name="P6"/>
      <text:p text:style-name="P6">(2x instrumental)</text:p>
      <text:p text:style-name="P6"/>
      <text:p text:style-name="Preformatted_20_Text">Never made it as a wise man </text:p>
      <text:p text:style-name="Preformatted_20_Text">I couldn't cut it as a poor man stealing </text:p>
      <text:p text:style-name="Preformatted_20_Text">This is <text:span text:style-name="T3">(G)</text:span>how you remind me <text:span text:style-name="T10">x2</text:span></text:p>
      <text:p text:style-name="P9"/>
      <text:p text:style-name="P10">Prechorus</text:p>
      <text:p text:style-name="P5"><text:s/></text:p>
      <text:p text:style-name="P14">Chorus </text:p>
      <text:p text:style-name="P4"/>
      <text:p text:style-name="P5"><text:span text:style-name="T6">H</text:span> <text:s text:c="3"/><text:span text:style-name="T8">D</text:span> <text:s text:c="3"/><text:span text:style-name="T6">A</text:span> <text:s text:c="14"/><text:span text:style-name="T8">E</text:span></text:p>
      <text:p text:style-name="P7">yeah, yeah, are we having fun yet <text:span text:style-name="T9">3x<text:line-break/></text:span>yeah, yeah,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nutzer </meta:initial-creator>
    <meta:creation-date>2016-02-14T11:52:29.479987797</meta:creation-date>
    <dc:date>2017-12-07T18:51:03.459507834</dc:date>
    <dc:creator>benutzer </dc:creator>
    <meta:editing-duration>PT2H18M15S</meta:editing-duration>
    <meta:editing-cycles>12</meta:editing-cycles>
    <meta:generator>LibreOffice/5.1.6.2$Linux_X86_64 LibreOffice_project/10m0$Build-2</meta:generator>
    <meta:printed-by>benutzer </meta:printed-by>
    <meta:print-date>2017-02-09T16:30:52.654795288</meta:print-date>
    <meta:document-statistic meta:table-count="0" meta:image-count="0" meta:object-count="0" meta:page-count="1" meta:paragraph-count="50" meta:word-count="261" meta:character-count="1456" meta:non-whitespace-character-count="866"/>
  </office:meta>
</office:document-meta>
</file>